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8.16mm"/>
    </style:style>
    <style:style style:name="co3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ec9ba4"/>
    </style:style>
    <style:style style:name="ce3" style:family="table-cell" style:parent-style-name="Default">
      <style:table-cell-properties fo:background-color="#ffde59"/>
    </style:style>
    <style:style style:name="ce4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2a6099"/>
    </style:style>
    <style:style style:name="ce6" style:family="table-cell" style:parent-style-name="Default">
      <style:table-cell-properties fo:background-color="#158466"/>
    </style:style>
    <style:style style:name="ce7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468a1a"/>
    </style:style>
    <style:style style:name="ce10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9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N° Pregunta</text:p>
          </table:table-cell>
          <table:table-cell table:style-name="Default" office:value-type="string" calcext:value-type="string">
            <text:p>Pregunta </text:p>
          </table:table-cell>
          <table:table-cell table:style-name="Default" office:value-type="string" calcext:value-type="string">
            <text:p>Dimensión/Constructo</text:p>
          </table:table-cell>
          <table:table-cell table:style-name="Default"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énero: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po de dependencia de la escuela donde trabaja: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 edad: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 profesión: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énero director(a)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énero UTP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énero inspector(a) general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 tomar una decisión profesional o pedagógica se debe consultar a los directivos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s directivos son los encargados del cumplimiento de las normas en el establecimiento educativo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 que manda en la escuela es el director o directora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s directivos tienen un rol controlador para la mejora de los resultados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s estudiantes cuando tienen problemas conductuales se les amenaza con ir a inspectoría o dirección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s directivos elevan la voz cuando alguien desobedece una orden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s directivos amenazan con la perdida de trabajo si las cosas no funcionan como ellos determinan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s estudiantes clasificados como disruptivos reciben la recomendación por dirección a hacer cambio de escuela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ente a decisiones colectivas de los profesores como adherir el paro docente, etc, la dirección indica las consecuencias negativas que eso puede significar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s docentes que incumplen con una norma establecida son separados de sus funciones y se les asignan otras labores menos valoradas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e enseña patriotismo en la escuela a través del canto del himno nacional en la formación semanal.</text:p>
          </table:table-cell>
          <table:table-cell table:style-name="ce3" office:value-type="string" calcext:value-type="string">
            <text:p>Formación minimalista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Existe formación de los estudiantes antes de ingresar a la sala.</text:p>
          </table:table-cell>
          <table:table-cell table:style-name="ce3" office:value-type="string" calcext:value-type="string">
            <text:p>Formación minimalista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os estudiantes se ponen de pie cuando ingresa un adulto a la sala.</text:p>
          </table:table-cell>
          <table:table-cell table:style-name="ce3" office:value-type="string" calcext:value-type="string">
            <text:p>Formación minimalista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Existe un alto control sobre la apariencia de los estudiantes.</text:p>
          </table:table-cell>
          <table:table-cell table:style-name="ce4" office:value-type="string" calcext:value-type="string">
            <text:p>Democracia</text:p>
          </table:table-cell>
          <table:table-cell table:style-name="ce10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Los estudiantes que hacen parte del centro de estudiante o gobierno estudiantil ¿deben cumplir con ciertos requisitos como rendimiento escolar o buen comportamiento, etc.?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office:value-type="string" calcext:value-type="string">
            <text:p>Participación de la comunidad</text:p>
          </table:table-cell>
          <table:table-cell table:style-name="ce4"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¿Cómo se postulan los(as) candidatos(as) al gobierno o centro estudiantil? 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¿Cómo son escogidos los(as) integrantes del gobierno o centro estudiantil?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Respecto al reconocimiento de su trabajo y decisiones profesionales ¿cómo lo siente por parte de el/la directora(a) de la escuela?</text:p>
          </table:table-cell>
          <table:table-cell table:style-name="ce8" office:value-type="string" calcext:value-type="string">
            <text:p>Liderazgo</text:p>
          </table:table-cell>
          <table:table-cell table:style-name="ce20"/>
          <table:table-cell table:style-name="ce8" table:number-columns-repeated="1020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Respecto a la relación que establece el/la director(a) con los/las estudiantes:</text:p>
          </table:table-cell>
          <table:table-cell table:style-name="ce8" office:value-type="string" calcext:value-type="string">
            <text:p>Liderazgo</text:p>
          </table:table-cell>
          <table:table-cell table:style-name="ce20"/>
          <table:table-cell table:style-name="ce8"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Respecto a la toma de decisiones en proyectos o actividades de la comunidad educativa (semana del libro, debates estudiantiles, campeonatos de fútbol, etc.) en su escuela: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especto al centro de estudiante o gobierno estudiantil de su escuela este está orientado a: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l proyecto Educativo Institucional de su escuela fue elaborado: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¿Cuál es la principal función del centro de padres de su establecimiento?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l principal objetivo pedagógico de su establecimiento es:</text:p>
          </table:table-cell>
          <table:table-cell table:style-name="ce6" office:value-type="string" calcext:value-type="string">
            <text:p>Ciudadanía</text:p>
          </table:table-cell>
          <table:table-cell table:style-name="ce10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Respecto a la formación en ciudadanía de su escuela, el principal rol de el/la directora(a) es:</text:p>
          </table:table-cell>
          <table:table-cell table:style-name="ce6" office:value-type="string" calcext:value-type="string">
            <text:p>Ciudadanía</text:p>
          </table:table-cell>
          <table:table-cell table:style-name="ce10"/>
          <table:table-cell table:style-name="ce6" table:number-columns-repeated="1020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La formación ciudadana en su escuela se lleva a cabo principalmente en:</text:p>
          </table:table-cell>
          <table:table-cell table:style-name="ce6" office:value-type="string" calcext:value-type="string">
            <text:p>Ciudadanía</text:p>
          </table:table-cell>
          <table:table-cell table:style-name="ce10"/>
          <table:table-cell table:style-name="ce6" table:number-columns-repeated="1020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l/la directora/a cuando orienta a los/las docentes sobre el plan de formación en ciudadanía:</text:p>
          </table:table-cell>
          <table:table-cell table:style-name="ce6" office:value-type="string" calcext:value-type="string">
            <text:p>Ciudadanía</text:p>
          </table:table-cell>
          <table:table-cell table:style-name="ce10"/>
          <table:table-cell table:style-name="ce6"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Respecto a la acción de el/la directora(a) frente al conflicto de estudiantes:</text:p>
          </table:table-cell>
          <table:table-cell table:style-name="ce7" office:value-type="string" calcext:value-type="string">
            <text:p>Democracia</text:p>
          </table:table-cell>
          <table:table-cell table:style-name="ce7" table:number-columns-repeated="102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Respecto a la acción de el/la directora(a) frente a conflictos de apoderados:</text:p>
          </table:table-cell>
          <table:table-cell table:style-name="ce7" office:value-type="string" calcext:value-type="string">
            <text:p>Democracia</text:p>
          </table:table-cell>
          <table:table-cell table:style-name="ce7" table:number-columns-repeated="1021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El/la directora(a) del establecimiento facilita la participación de toda la comunidad educativa en las actividades de convivencia.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l/la director(a) del establecimiento reconoce y promueve las decisiones profesionales de todos y todas las docentes. 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El/la director(a) valora la diversidad multicultural en los y las estudiantes del establecimiento.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El/la director(a) promueve y facilita el diálogo abierto entre todos los estudiantes y el estamento directivo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l/la directora(a) promueve la organización estudiantil como cuerpo colegiado en la toma de decisiones.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El/la director(a) valora la labor de todos(as) los/las funcionarios(as) del establecimiento.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-00-0000</text:date>, <text:time style:data-style-name="N2" text:time-value="20:20:10.6887377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2:49:06.642368060</meta:creation-date>
    <dc:date>2021-07-09T21:41:25.605112299</dc:date>
    <meta:editing-duration>PT5H59M7S</meta:editing-duration>
    <meta:editing-cycles>4</meta:editing-cycles>
    <meta:generator>LibreOffice/6.1.5.2$Linux_X86_64 LibreOffice_project/10$Build-2</meta:generator>
    <meta:document-statistic meta:table-count="1" meta:cell-count="132" meta:object-count="0"/>
  </office:meta>
</office:document-meta>
</file>